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3cm" svg:stroke-color="#0098cc" draw:marker-start-width="0.243cm" draw:marker-start-center="false" draw:marker-end-width="0.243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3cm" svg:stroke-color="#000000" draw:marker-start-width="0.243cm" draw:marker-start-center="false" draw:marker-end-width="0.243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410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410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22cm" svg:height="0.624cm" svg:x="10.573cm" svg:y="14.633cm">
            <draw:text-box>
              <text:p text:style-name="P1"><text:span text:style-name="T1">C</text:span></text:p>
            </draw:text-box>
          </draw:frame>
          <draw:polyline draw:style-name="gr2" draw:text-style-name="P3" draw:layer="layout" svg:width="1.355cm" svg:height="1.227cm" svg:x="9.65cm" svg:y="13.429cm" svg:viewBox="0 0 1356 1228" draw:points="1356,954 1087,1228 272,1228 0,954 1356,954 679,954 679,0 1221,818 679,818">
            <text:p/>
          </draw:polyline>
          <draw:polyline draw:style-name="gr3" draw:text-style-name="P3" draw:layer="layout" svg:width="1.355cm" svg:height="1.227cm" draw:transform="rotate (-3.14159265358979) translate (11.5491944444445cm 16.4281805555556cm)" svg:viewBox="0 0 1356 1228" draw:points="1356,956 1087,1228 270,1228 0,956 1356,956 679,956 679,0 1221,818 679,818">
            <text:p/>
          </draw:polyline>
          <draw:g>
            <draw:line draw:style-name="gr4" draw:text-style-name="P4" draw:layer="layout" svg:x1="10.5cm" svg:y1="14.831cm" svg:x2="10.699cm" svg:y2="15.03cm">
              <text:p/>
            </draw:line>
            <draw:line draw:style-name="gr5" draw:text-style-name="P4" draw:layer="layout" svg:x1="10.699cm" svg:y1="14.831cm" svg:x2="10.5cm" svg:y2="15.03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100" draw:display-name="Dashed (var) 4100" draw:style="rect" draw:dots1="1" draw:dots1-length="0.006cm" draw:dots2="1" draw:dots2-length="0.006cm" draw:distance="0.006cm"/>
    <draw:stroke-dash draw:name="Dashed_20__28_var_29__20_4101" draw:display-name="Dashed (var) 410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22:20.627334315</meta:creation-date>
    <dc:date>2018-04-10T16:24:06.054326098</dc:date>
    <meta:editing-duration>PT1M45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